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2f182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02f182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02f182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ِيَـٰمَةِ]</text:h>
      <text:p text:style-name="P2" loext:marker-style-name="T2"><text:span text:style-name="T2"/></text:p>
      <text:p text:style-name="P3" loext:marker-style-name="T2"><text:span text:style-name="T2">¥ 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</text:span><text:bookmark-start text:name="__DdeLink__5165_2070482055"/><text:span text:style-name="T2">لآَ ٱُقْسِمُ بِيَوْمِ </text:span><text:span text:style-name="T3">۱</text:span><text:span text:style-name="T2">لْقِيَـٰمَةِ </text:span><text:span text:style-name="T4">(1)</text:span><text:span text:style-name="T2"> وَلآَ ٱُقْسِمُ بِالنَّفْـسِ </text:span><text:span text:style-name="T3">۱</text:span><text:span text:style-name="T2">للَّوَّامَةِؐ </text:span><text:span text:style-name="T4">(2)</text:span><text:span text:style-name="T2"> أَيَحْسِبُ </text:span><text:span text:style-name="T3">۴</text:span><text:span text:style-name="T2">لِانسَـٰــنُ أَلَّن نَّجْمَعَ عِظَامَهُ„ </text:span><text:span text:style-name="T4">(3)</text:span><text:span text:style-name="T2"> بَلۭــيٰؐ قَـٰدِرۣيــنَ عَلَيٰٓ أَن نُّسَوّۣيَ بَنَانَهُؐ, </text:span><text:span text:style-name="T4">(4)</text:span><text:span text:style-name="T2"> بَلْ يُرۣيدُ </text:span><text:span text:style-name="T3">۴</text:span><text:span text:style-name="T2">لِانسَـٰــنُ ڤِيَفْجُرَ أَمَامَهُؐ, </text:span><text:span text:style-name="T4">(5)</text:span><text:span text:style-name="T2"> يَسْـَٔلُ أَيَّانَ يَوْمُ </text:span><text:span text:style-name="T3">۴</text:span><text:span text:style-name="T2">لْقِيَـٰمَةِؐ </text:span><text:span text:style-name="T4">(6)</text:span><text:span text:style-name="T2"> فَإِذَا بَرَقَ </text:span><text:span text:style-name="T3">۰</text:span><text:span text:style-name="T2">لْبَصَرُ </text:span><text:span text:style-name="T4">(7)</text:span><text:span text:style-name="T2"> وَخَسَفَ </text:span><text:span text:style-name="T3">۰</text:span><text:span text:style-name="T2">لْقَمَرُ </text:span><text:span text:style-name="T4">(8)</text:span><text:span text:style-name="T2"> وَجُمِعَ </text:span><text:span text:style-name="T3">۰</text:span><text:span text:style-name="T2">لشَّمْسُ وَالْقَمَرُ </text:span><text:span text:style-name="T4">(9)</text:span><text:span text:style-name="T2"> يَقُولُ </text:span><text:span text:style-name="T3">۴</text:span><text:span text:style-name="T2">لِانسَـٰنُ يَوْمَئِذٖ اَيْــنَ </text:span><text:span text:style-name="T3">۰</text:span><text:span text:style-name="T2">لْمَفَرُّؐ </text:span><text:span text:style-name="T4">(10)</text:span><text:span text:style-name="T2"> كَلاَّ لاَ وَزَرَؐ </text:span><text:span text:style-name="T4">(11)</text:span><text:span text:style-name="T2"> إِلَيٰ رَبِّــكَ يَوْمَئِذٖ </text:span><text:span text:style-name="T3">۱</text:span><text:span text:style-name="T2">لْمُسْتَقَرُّؐ </text:span><text:span text:style-name="T4">(12)</text:span><text:span text:style-name="T2"> يُنَبَّؤُاْ </text:span><text:span text:style-name="T3">۴</text:span><text:span text:style-name="T2">لِانسَـٰنُ يَـوْمَئِذٙ بِمَا قَدَّمَ وَأَخَّرَؐ </text:span><text:span text:style-name="T4">(13)</text:span><text:span text:style-name="T2"> بَلِ </text:span><text:span text:style-name="T3">۱</text:span><text:span text:style-name="T2">لِانسَـٰنُ عَلَـيٰ نَفْسِهِ” بَصِيرَةٌ </text:span><text:span text:style-name="T4">(14)</text:span><text:span text:style-name="T2"> وَلَوَ اَلْقۭــيٰ مَعَاذِيرَهُؐ, </text:span><text:span text:style-name="T4">(15)</text:span><text:span text:style-name="T2"> لاَ تُحَرّۣكككْ بِهِ” لِسَانَــكَ ڤِتَعْجَلَ بِهِؐ“ إِنَّ عَلَيْنَا جَمْعَهُ„ وَقُرْءَانَهُؐ, </text:span><text:span text:style-name="T4">(16)</text:span><text:span text:style-name="T2"> فَإِذَا قَرَأْنَـٰهُ فَاتَّبِعْ قُرْءَانَهُ„ </text:span><text:span text:style-name="T4">(17)</text:span><text:span text:style-name="T2"> ثُمَّ إِنننَّ عَلَيْنَا بَيَانَهُؐ, </text:span><text:span text:style-name="T4">(18)</text:span><text:span text:style-name="T2"> كَلاَّ بَلْ تُحِبُّونَ </text:span><text:span text:style-name="T3">۰</text:span><text:span text:style-name="T2">لْعَاجِلَةَ </text:span><text:span text:style-name="T4">(19)</text:span><text:span text:style-name="T2"> وَتَذَرُونَ </text:span><text:span text:style-name="T3">۰</text:span><text:span text:style-name="T2">لاَخِرَةَؐ </text:span><text:span text:style-name="T4">(20)</text:span><text:span text:style-name="T2"> وُجُوهٌ يَوْمَئِذٍ نَّاضِرَة٘ </text:span><text:span text:style-name="T4">(21)</text:span><text:span text:style-name="T2"> اِلَيٰ رَبِّهَا نَاظِرَةٌؐ </text:span><text:span text:style-name="T4">(22)</text:span><text:span text:style-name="T2"> وَوُجُوهٌ يَوْمَئِذٙ بَاسِرَةٌ </text:span><text:span text:style-name="T4">(23)</text:span><text:span text:style-name="T2"> تَظُنُّ أَنْ يُّفْعَلَ بِهَا فَاقِرَةٌؐ </text:span><text:span text:style-name="T4">(24)</text:span><text:span text:style-name="T2"> كَلٓاَّ إِذَا بَلَغَتِ </text:span><text:span text:style-name="T3">۱</text:span><text:span text:style-name="T2">لتَّرَاقِيَ </text:span><text:span text:style-name="T4">(25)</text:span><text:span text:style-name="T2"> وَقِيلَ مَن رَّاقٍ </text:span><text:span text:style-name="T4">(26) </text:span><text:span text:style-name="T2">وَظَــنَّ أَنَّهُ </text:span><text:span text:style-name="T3">۴</text:span><text:span text:style-name="T2">لْفِرَاقُ </text:span><text:span text:style-name="T4">(27)</text:span><text:span text:style-name="T2"> وَالْتَفَّتِ </text:span><text:span text:style-name="T3">۱</text:span><text:span text:style-name="T2">لسَّاقُ بِالسَّاقِ </text:span><text:span text:style-name="T4">(28)</text:span><text:span text:style-name="T2"> إِلَيٰ رَبِّكَ يَوْمَئِذٖ </text:span><text:span text:style-name="T3">۱</text:span><text:span text:style-name="T2">لْمَسَاقُؐ </text:span><text:span text:style-name="T4">(29)</text:span><text:span text:style-name="T2"> فَلاَ صَدَّقَ وَلاَ صَلّۭيٰؐ </text:span><text:span text:style-name="T4">(30)</text:span><text:span text:style-name="T2"> وَچَكِــن كَذَّبَ وَتَوَلّۭيٰؐ </text:span><text:span text:style-name="T4">(31)</text:span><text:span text:style-name="T2"> ثُمَّ ذَهَبَ إِلَــيٰٓ أَهْلِهِ” يَتَمَطّۭيٰٓؐ </text:span><text:span text:style-name="T4">(32)</text:span><text:span text:style-name="T2"> أَوْلۭــيٰ لَــكَ فَأَوْلۭيٰ </text:span><text:span text:style-name="T4">(33)</text:span><text:span text:style-name="T2"> ثُمَّ أَوْلۭــيٰ لَــكَ فَأَوْلۭـيٰٓؐ </text:span><text:span text:style-name="T4">(34)</text:span><text:span text:style-name="T2"> أَيَحْسِــبُ </text:span><text:span text:style-name="T3">۴</text:span><text:span text:style-name="T2">لِانسَـٰنُ أَنْ يُّتْرَكككَ سُديٗؐ </text:span><text:span text:style-name="T4">(35)</text:span><text:span text:style-name="T2"> اَلَمْ يَــكُ نُطْفَةً مِّن مَّنِــيٍّ تُمْنۭيٰ </text:span><text:span text:style-name="T4">(36)</text:span><text:span text:style-name="T2"> ثُمَّ كَانَ </text:span><text:soft-page-break/><text:span text:style-name="T2">عَلَقَةً فَخَلَقَ فَسَوّۭيٰ </text:span><text:span text:style-name="T4">(37)</text:span><text:span text:style-name="T2"> فَجَعَـلَ مِنْهُ </text:span><text:span text:style-name="T3">۴</text:span><text:span text:style-name="T2">لزَّوْجَيْـنِ </text:span><text:span text:style-name="T3">۱</text:span><text:span text:style-name="T2">لذَّكَرَ وَالاُنثۭيٰٓؐ </text:span><text:span text:style-name="T4">(38)</text:span><text:span text:style-name="T2"> أَلَيْسَ ذَ؛لِــكَ بِقَـٰدِر۫ عَلَيٰٓ أَنْ يُّحْــيـِيــيَ </text:span><text:span text:style-name="T3">۰</text:span><text:span text:style-name="T2">لْمَوْتۭيٰ </text:span><text:span text:style-name="T4">(39)</text:span><text:span text:style-name="T2"> </text:span><text:bookmark-end text:name="__DdeLink__5165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9:56.569817863</meta:creation-date>
    <dc:date>2025-03-06T08:10:59.872258794</dc:date>
    <meta:editing-duration>PT3M1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10" meta:character-count="1138" meta:non-whitespace-character-count="929"/>
  </office:meta>
</office:document-meta>
</file>